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1'"/>
  </office:font-face-decls>
  <office:automatic-styles>
    <style:style style:name="co1" style:family="table-column">
      <style:table-column-properties fo:break-before="auto" style:column-width="3.3165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7874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0.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>
      <style:map style:condition="cell-content()&gt;[$Leaderboard.$H$2]" style:apply-style-name="cf1" style:base-cell-address="Leaderboard.B2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2.01pt solid #ea4335" fo:border-right="0.06pt solid #000000" fo:border-top="0.06pt solid #000000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2.01pt solid #ea4335" fo:border-right="0.06pt solid #000000" fo:border-top="0.06pt solid #000000" style:vertical-align="middle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Leaderboar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3" table:default-cell-style-name="ce4"/>
        <table:table-column table:style-name="co6" table:number-columns-repeated="16376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Общая сумма</text:p>
          </table:table-cell>
          <table:table-cell office:value-type="string" calcext:value-type="string">
            <text:p>Сообщения</text:p>
          </table:table-cell>
          <table:table-cell office:value-type="string" calcext:value-type="string">
            <text:p>Тесты</text:p>
          </table:table-cell>
          <table:table-cell office:value-type="string" calcext:value-type="string">
            <text:p>Лабы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Алексеев Захар Александрович</text:p>
          </table:table-cell>
          <table:table-cell table:style-name="ce2" table:formula="of:=SUM([.C2:.E2])" office:value-type="float" office:value="-198" calcext:value-type="float">
            <text:p>-198</text:p>
          </table:table-cell>
          <table:table-cell table:formula="of:=[Сообщения.B2]" office:value-type="float" office:value="0" calcext:value-type="float">
            <text:p>0</text:p>
          </table:table-cell>
          <table:table-cell table:formula="of:=[Тесты.B2]" office:value-type="float" office:value="135" calcext:value-type="float">
            <text:p>135</text:p>
          </table:table-cell>
          <table:table-cell table:formula="of:=[Лабы.B2]" office:value-type="float" office:value="-333" calcext:value-type="float">
            <text:p>-333</text:p>
          </table:table-cell>
          <table:table-cell/>
          <table:table-cell office:value-type="string" calcext:value-type="string">
            <text:p>Граница автомата &gt;</text:p>
          </table:table-cell>
          <table:table-cell table:formula="of:=MAX([.$B$2:.$B$50])*0.8" office:value-type="float" office:value="517.28" calcext:value-type="float">
            <text:p>517.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Аношкин Кирилл Дмитриевич</text:p>
          </table:table-cell>
          <table:table-cell table:style-name="ce2" table:formula="of:=SUM([.C3:.E3])" office:value-type="float" office:value="592.6" calcext:value-type="float">
            <text:p>592.6</text:p>
          </table:table-cell>
          <table:table-cell table:formula="of:=[Сообщения.B3]" office:value-type="float" office:value="0" calcext:value-type="float">
            <text:p>0</text:p>
          </table:table-cell>
          <table:table-cell table:formula="of:=[Тесты.B3]" office:value-type="float" office:value="304" calcext:value-type="float">
            <text:p>304</text:p>
          </table:table-cell>
          <table:table-cell table:formula="of:=[Лабы.B3]" office:value-type="float" office:value="288.6" calcext:value-type="float">
            <text:p>288.6</text:p>
          </table:table-cell>
          <table:table-cell/>
          <table:table-cell office:value-type="string" calcext:value-type="string">
            <text:p>Граница полуавтомата &gt;</text:p>
          </table:table-cell>
          <table:table-cell table:formula="of:=MAX([.$B$2:.$B$50])*0.6" office:value-type="float" office:value="387.96" calcext:value-type="float">
            <text:p>387.9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Ауль Лев Николаевич</text:p>
          </table:table-cell>
          <table:table-cell table:style-name="ce2" table:formula="of:=SUM([.C4:.E4])" office:value-type="float" office:value="498.9" calcext:value-type="float">
            <text:p>498.9</text:p>
          </table:table-cell>
          <table:table-cell table:formula="of:=[Сообщения.B4]" office:value-type="float" office:value="0" calcext:value-type="float">
            <text:p>0</text:p>
          </table:table-cell>
          <table:table-cell table:formula="of:=[Тесты.B4]" office:value-type="float" office:value="177" calcext:value-type="float">
            <text:p>177</text:p>
          </table:table-cell>
          <table:table-cell table:formula="of:=[Лабы.B4]" office:value-type="float" office:value="321.9" calcext:value-type="float">
            <text:p>321.9</text:p>
          </table:table-cell>
          <table:table-cell/>
          <table:table-cell office:value-type="string" calcext:value-type="string">
            <text:p>Граница допуска &lt;</text:p>
          </table:table-cell>
          <table:table-cell table:formula="of:=MAX([.$B$2:.$B$50])*0.2" office:value-type="float" office:value="129.32" calcext:value-type="float">
            <text:p>129.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Бабешина Ульяна Павловна</text:p>
          </table:table-cell>
          <table:table-cell table:style-name="ce2" table:formula="of:=SUM([.C5:.E5])" office:value-type="float" office:value="462.9" calcext:value-type="float">
            <text:p>462.9</text:p>
          </table:table-cell>
          <table:table-cell table:formula="of:=[Сообщения.B5]" office:value-type="float" office:value="0" calcext:value-type="float">
            <text:p>0</text:p>
          </table:table-cell>
          <table:table-cell table:formula="of:=[Тесты.B5]" office:value-type="float" office:value="141" calcext:value-type="float">
            <text:p>141</text:p>
          </table:table-cell>
          <table:table-cell table:formula="of:=[Лабы.B5]" office:value-type="float" office:value="321.9" calcext:value-type="float">
            <text:p>321.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Бардола Андрей Кириллович</text:p>
          </table:table-cell>
          <table:table-cell table:style-name="ce2" table:formula="of:=SUM([.C6:.E6])" office:value-type="float" office:value="646.6" calcext:value-type="float">
            <text:p>646.6</text:p>
          </table:table-cell>
          <table:table-cell table:formula="of:=[Сообщения.B6]" office:value-type="float" office:value="0" calcext:value-type="float">
            <text:p>0</text:p>
          </table:table-cell>
          <table:table-cell table:formula="of:=[Тесты.B6]" office:value-type="float" office:value="358" calcext:value-type="float">
            <text:p>358</text:p>
          </table:table-cell>
          <table:table-cell table:formula="of:=[Лабы.B6]" office:value-type="float" office:value="288.6" calcext:value-type="float">
            <text:p>288.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Воеводкин Данила Дмитриевич</text:p>
          </table:table-cell>
          <table:table-cell table:style-name="ce2" table:formula="of:=SUM([.C7:.E7])" office:value-type="float" office:value="-191" calcext:value-type="float">
            <text:p>-191</text:p>
          </table:table-cell>
          <table:table-cell table:formula="of:=[Сообщения.B7]" office:value-type="float" office:value="0" calcext:value-type="float">
            <text:p>0</text:p>
          </table:table-cell>
          <table:table-cell table:formula="of:=[Тесты.B7]" office:value-type="float" office:value="142" calcext:value-type="float">
            <text:p>142</text:p>
          </table:table-cell>
          <table:table-cell table:formula="of:=[Лабы.B7]" office:value-type="float" office:value="-333" calcext:value-type="float">
            <text:p>-3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Вязников Иван Николаевич</text:p>
          </table:table-cell>
          <table:table-cell table:style-name="ce2" table:formula="of:=SUM([.C8:.E8])" office:value-type="float" office:value="-71.3" calcext:value-type="float">
            <text:p>-71.3</text:p>
          </table:table-cell>
          <table:table-cell table:formula="of:=[Сообщения.B8]" office:value-type="float" office:value="0" calcext:value-type="float">
            <text:p>0</text:p>
          </table:table-cell>
          <table:table-cell table:formula="of:=[Тесты.B8]" office:value-type="float" office:value="73" calcext:value-type="float">
            <text:p>73</text:p>
          </table:table-cell>
          <table:table-cell table:formula="of:=[Лабы.B8]" office:value-type="float" office:value="-144.3" calcext:value-type="float">
            <text:p>-144.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Гаврилюк Илья Александрович</text:p>
          </table:table-cell>
          <table:table-cell table:style-name="ce2" table:formula="of:=SUM([.C9:.E9])" office:value-type="float" office:value="220.2" calcext:value-type="float">
            <text:p>220.2</text:p>
          </table:table-cell>
          <table:table-cell table:formula="of:=[Сообщения.B9]" office:value-type="float" office:value="0" calcext:value-type="float">
            <text:p>0</text:p>
          </table:table-cell>
          <table:table-cell table:formula="of:=[Тесты.B9]" office:value-type="float" office:value="198" calcext:value-type="float">
            <text:p>198</text:p>
          </table:table-cell>
          <table:table-cell table:formula="of:=[Лабы.B9]" office:value-type="float" office:value="22.2" calcext:value-type="float">
            <text:p>22.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Гартунг Валерия Андреевна</text:p>
          </table:table-cell>
          <table:table-cell table:style-name="ce2" table:formula="of:=SUM([.C10:.E10])" office:value-type="float" office:value="426" calcext:value-type="float">
            <text:p>426</text:p>
          </table:table-cell>
          <table:table-cell table:formula="of:=[Сообщения.B10]" office:value-type="float" office:value="0" calcext:value-type="float">
            <text:p>0</text:p>
          </table:table-cell>
          <table:table-cell table:formula="of:=[Тесты.B10]" office:value-type="float" office:value="204" calcext:value-type="float">
            <text:p>204</text:p>
          </table:table-cell>
          <table:table-cell table:formula="of:=[Лабы.B10]" office:value-type="float" office:value="222" calcext:value-type="float">
            <text:p>2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Горький Илья Евгеньевич</text:p>
          </table:table-cell>
          <table:table-cell table:style-name="ce2" table:formula="of:=SUM([.C11:.E11])" office:value-type="float" office:value="106.7" calcext:value-type="float">
            <text:p>106.7</text:p>
          </table:table-cell>
          <table:table-cell table:formula="of:=[Сообщения.B11]" office:value-type="float" office:value="0" calcext:value-type="float">
            <text:p>0</text:p>
          </table:table-cell>
          <table:table-cell table:formula="of:=[Тесты.B11]" office:value-type="float" office:value="140" calcext:value-type="float">
            <text:p>140</text:p>
          </table:table-cell>
          <table:table-cell table:formula="of:=[Лабы.B11]" office:value-type="float" office:value="-33.3" calcext:value-type="float">
            <text:p>-33.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Заботкин Андрей Андреевич</text:p>
          </table:table-cell>
          <table:table-cell table:style-name="ce2" table:formula="of:=SUM([.C12:.E12])" office:value-type="float" office:value="489.36" calcext:value-type="float">
            <text:p>489.36</text:p>
          </table:table-cell>
          <table:table-cell table:formula="of:=[Сообщения.B12]" office:value-type="float" office:value="0" calcext:value-type="float">
            <text:p>0</text:p>
          </table:table-cell>
          <table:table-cell table:formula="of:=[Тесты.B12]" office:value-type="float" office:value="183" calcext:value-type="float">
            <text:p>183</text:p>
          </table:table-cell>
          <table:table-cell table:formula="of:=[Лабы.B12]" office:value-type="float" office:value="306.36" calcext:value-type="float">
            <text:p>306.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Задворнов Николай Сергеевич</text:p>
          </table:table-cell>
          <table:table-cell table:style-name="ce2" table:formula="of:=SUM([.C13:.E13])" office:value-type="float" office:value="594.8" calcext:value-type="float">
            <text:p>594.8</text:p>
          </table:table-cell>
          <table:table-cell table:formula="of:=[Сообщения.B13]" office:value-type="float" office:value="0" calcext:value-type="float">
            <text:p>0</text:p>
          </table:table-cell>
          <table:table-cell table:formula="of:=[Тесты.B13]" office:value-type="float" office:value="284" calcext:value-type="float">
            <text:p>284</text:p>
          </table:table-cell>
          <table:table-cell table:formula="of:=[Лабы.B13]" office:value-type="float" office:value="310.8" calcext:value-type="float">
            <text:p>310.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Кабанов Данил Евгеньевич</text:p>
          </table:table-cell>
          <table:table-cell table:style-name="ce2" table:formula="of:=SUM([.C14:.E14])" office:value-type="float" office:value="460.1" calcext:value-type="float">
            <text:p>460.1</text:p>
          </table:table-cell>
          <table:table-cell table:formula="of:=[Сообщения.B14]" office:value-type="float" office:value="0" calcext:value-type="float">
            <text:p>0</text:p>
          </table:table-cell>
          <table:table-cell table:formula="of:=[Тесты.B14]" office:value-type="float" office:value="227" calcext:value-type="float">
            <text:p>227</text:p>
          </table:table-cell>
          <table:table-cell table:formula="of:=[Лабы.B14]" office:value-type="float" office:value="233.1" calcext:value-type="float">
            <text:p>233.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Каспирский Артемий Валерьевич</text:p>
          </table:table-cell>
          <table:table-cell table:style-name="ce2" table:formula="of:=SUM([.C15:.E15])" office:value-type="float" office:value="498.7" calcext:value-type="float">
            <text:p>498.7</text:p>
          </table:table-cell>
          <table:table-cell table:formula="of:=[Сообщения.B15]" office:value-type="float" office:value="0" calcext:value-type="float">
            <text:p>0</text:p>
          </table:table-cell>
          <table:table-cell table:formula="of:=[Тесты.B15]" office:value-type="float" office:value="199" calcext:value-type="float">
            <text:p>199</text:p>
          </table:table-cell>
          <table:table-cell table:formula="of:=[Лабы.B15]" office:value-type="float" office:value="299.7" calcext:value-type="float">
            <text:p>299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Козырев Евгений Сергеевич</text:p>
          </table:table-cell>
          <table:table-cell table:style-name="ce2" table:formula="of:=SUM([.C16:.E16])" office:value-type="float" office:value="572.9" calcext:value-type="float">
            <text:p>572.9</text:p>
          </table:table-cell>
          <table:table-cell table:formula="of:=[Сообщения.B16]" office:value-type="float" office:value="0" calcext:value-type="float">
            <text:p>0</text:p>
          </table:table-cell>
          <table:table-cell table:formula="of:=[Тесты.B16]" office:value-type="float" office:value="251" calcext:value-type="float">
            <text:p>251</text:p>
          </table:table-cell>
          <table:table-cell table:formula="of:=[Лабы.B16]" office:value-type="float" office:value="321.9" calcext:value-type="float">
            <text:p>321.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Колобков Егор Сергеевич</text:p>
          </table:table-cell>
          <table:table-cell table:style-name="ce2" table:formula="of:=SUM([.C17:.E17])" office:value-type="float" office:value="507.36" calcext:value-type="float">
            <text:p>507.36</text:p>
          </table:table-cell>
          <table:table-cell table:formula="of:=[Сообщения.B17]" office:value-type="float" office:value="0" calcext:value-type="float">
            <text:p>0</text:p>
          </table:table-cell>
          <table:table-cell table:formula="of:=[Тесты.B17]" office:value-type="float" office:value="201" calcext:value-type="float">
            <text:p>201</text:p>
          </table:table-cell>
          <table:table-cell table:formula="of:=[Лабы.B17]" office:value-type="float" office:value="306.36" calcext:value-type="float">
            <text:p>306.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Косачева Екатерина</text:p>
          </table:table-cell>
          <table:table-cell table:style-name="ce2" table:formula="of:=SUM([.C18:.E18])" office:value-type="float" office:value="389.4" calcext:value-type="float">
            <text:p>389.4</text:p>
          </table:table-cell>
          <table:table-cell table:formula="of:=[Сообщения.B18]" office:value-type="float" office:value="0" calcext:value-type="float">
            <text:p>0</text:p>
          </table:table-cell>
          <table:table-cell table:formula="of:=[Тесты.B18]" office:value-type="float" office:value="123" calcext:value-type="float">
            <text:p>123</text:p>
          </table:table-cell>
          <table:table-cell table:formula="of:=[Лабы.B18]" office:value-type="float" office:value="266.4" calcext:value-type="float">
            <text:p>266.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Крашенинин Евгений Иванович</text:p>
          </table:table-cell>
          <table:table-cell table:style-name="ce2" table:formula="of:=SUM([.C19:.E19])" office:value-type="float" office:value="422.3" calcext:value-type="float">
            <text:p>422.3</text:p>
          </table:table-cell>
          <table:table-cell table:formula="of:=[Сообщения.B19]" office:value-type="float" office:value="0" calcext:value-type="float">
            <text:p>0</text:p>
          </table:table-cell>
          <table:table-cell table:formula="of:=[Тесты.B19]" office:value-type="float" office:value="167" calcext:value-type="float">
            <text:p>167</text:p>
          </table:table-cell>
          <table:table-cell table:formula="of:=[Лабы.B19]" office:value-type="float" office:value="255.3" calcext:value-type="float">
            <text:p>255.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Курмышев Андрей Александрович</text:p>
          </table:table-cell>
          <table:table-cell table:style-name="ce2" table:formula="of:=SUM([.C20:.E20])" office:value-type="float" office:value="-74.3" calcext:value-type="float">
            <text:p>-74.3</text:p>
          </table:table-cell>
          <table:table-cell table:formula="of:=[Сообщения.B20]" office:value-type="float" office:value="0" calcext:value-type="float">
            <text:p>0</text:p>
          </table:table-cell>
          <table:table-cell table:formula="of:=[Тесты.B20]" office:value-type="float" office:value="70" calcext:value-type="float">
            <text:p>70</text:p>
          </table:table-cell>
          <table:table-cell table:formula="of:=[Лабы.B20]" office:value-type="float" office:value="-144.3" calcext:value-type="float">
            <text:p>-144.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Лыткина Кристина Александровна</text:p>
          </table:table-cell>
          <table:table-cell table:style-name="ce2" table:formula="of:=SUM([.C21:.E21])" office:value-type="float" office:value="133.4" calcext:value-type="float">
            <text:p>133.4</text:p>
          </table:table-cell>
          <table:table-cell table:formula="of:=[Сообщения.B21]" office:value-type="float" office:value="0" calcext:value-type="float">
            <text:p>0</text:p>
          </table:table-cell>
          <table:table-cell table:formula="of:=[Тесты.B21]" office:value-type="float" office:value="89" calcext:value-type="float">
            <text:p>89</text:p>
          </table:table-cell>
          <table:table-cell table:formula="of:=[Лабы.B21]" office:value-type="float" office:value="44.4" calcext:value-type="float">
            <text:p>44.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Лямбрехт Глеб Сергеевич</text:p>
          </table:table-cell>
          <table:table-cell table:style-name="ce2" table:formula="of:=SUM([.C22:.E22])" office:value-type="float" office:value="356.6" calcext:value-type="float">
            <text:p>356.6</text:p>
          </table:table-cell>
          <table:table-cell table:formula="of:=[Сообщения.B22]" office:value-type="float" office:value="0" calcext:value-type="float">
            <text:p>0</text:p>
          </table:table-cell>
          <table:table-cell table:formula="of:=[Тесты.B22]" office:value-type="float" office:value="290" calcext:value-type="float">
            <text:p>290</text:p>
          </table:table-cell>
          <table:table-cell table:formula="of:=[Лабы.B22]" office:value-type="float" office:value="66.6" calcext:value-type="float">
            <text:p>66.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Мараш Ника Валерьевна</text:p>
          </table:table-cell>
          <table:table-cell table:style-name="ce2" table:formula="of:=SUM([.C23:.E23])" office:value-type="float" office:value="645.7" calcext:value-type="float">
            <text:p>645.7</text:p>
          </table:table-cell>
          <table:table-cell table:formula="of:=[Сообщения.B23]" office:value-type="float" office:value="0" calcext:value-type="float">
            <text:p>0</text:p>
          </table:table-cell>
          <table:table-cell table:formula="of:=[Тесты.B23]" office:value-type="float" office:value="346" calcext:value-type="float">
            <text:p>346</text:p>
          </table:table-cell>
          <table:table-cell table:formula="of:=[Лабы.B23]" office:value-type="float" office:value="299.7" calcext:value-type="float">
            <text:p>299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Морева Елена Владимировна</text:p>
          </table:table-cell>
          <table:table-cell table:style-name="ce2" table:formula="of:=SUM([.C24:.E24])" office:value-type="float" office:value="577.7" calcext:value-type="float">
            <text:p>577.7</text:p>
          </table:table-cell>
          <table:table-cell table:formula="of:=[Сообщения.B24]" office:value-type="float" office:value="0" calcext:value-type="float">
            <text:p>0</text:p>
          </table:table-cell>
          <table:table-cell table:formula="of:=[Тесты.B24]" office:value-type="float" office:value="278" calcext:value-type="float">
            <text:p>278</text:p>
          </table:table-cell>
          <table:table-cell table:formula="of:=[Лабы.B24]" office:value-type="float" office:value="299.7" calcext:value-type="float">
            <text:p>299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Ножкин Максим Александрович</text:p>
          </table:table-cell>
          <table:table-cell table:style-name="ce2" table:formula="of:=SUM([.C25:.E25])" office:value-type="float" office:value="66.6" calcext:value-type="float">
            <text:p>66.6</text:p>
          </table:table-cell>
          <table:table-cell table:formula="of:=[Сообщения.B25]" office:value-type="float" office:value="0" calcext:value-type="float">
            <text:p>0</text:p>
          </table:table-cell>
          <table:table-cell table:formula="of:=[Тесты.B25]" office:value-type="float" office:value="222" calcext:value-type="float">
            <text:p>222</text:p>
          </table:table-cell>
          <table:table-cell table:formula="of:=[Лабы.B25]" office:value-type="float" office:value="-155.4" calcext:value-type="float">
            <text:p>-155.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Пермяков Денис Сергеевич</text:p>
          </table:table-cell>
          <table:table-cell table:style-name="ce2" table:formula="of:=SUM([.C26:.E26])" office:value-type="float" office:value="128.3" calcext:value-type="float">
            <text:p>128.3</text:p>
          </table:table-cell>
          <table:table-cell table:formula="of:=[Сообщения.B26]" office:value-type="float" office:value="0" calcext:value-type="float">
            <text:p>0</text:p>
          </table:table-cell>
          <table:table-cell table:formula="of:=[Тесты.B26]" office:value-type="float" office:value="95" calcext:value-type="float">
            <text:p>95</text:p>
          </table:table-cell>
          <table:table-cell table:formula="of:=[Лабы.B26]" office:value-type="float" office:value="33.3" calcext:value-type="float">
            <text:p>33.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Петров Артём Станиславович</text:p>
          </table:table-cell>
          <table:table-cell table:style-name="ce2" table:formula="of:=SUM([.C27:.E27])" office:value-type="float" office:value="-333" calcext:value-type="float">
            <text:p>-333</text:p>
          </table:table-cell>
          <table:table-cell table:formula="of:=[Сообщения.B27]" office:value-type="float" office:value="0" calcext:value-type="float">
            <text:p>0</text:p>
          </table:table-cell>
          <table:table-cell table:formula="of:=[Тесты.B27]" office:value-type="float" office:value="0" calcext:value-type="float">
            <text:p>0</text:p>
          </table:table-cell>
          <table:table-cell table:formula="of:=[Лабы.B27]" office:value-type="float" office:value="-333" calcext:value-type="float">
            <text:p>-3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Савицкий Александр Васильевич</text:p>
          </table:table-cell>
          <table:table-cell table:style-name="ce2" table:formula="of:=SUM([.C28:.E28])" office:value-type="float" office:value="432.7" calcext:value-type="float">
            <text:p>432.7</text:p>
          </table:table-cell>
          <table:table-cell table:formula="of:=[Сообщения.B28]" office:value-type="float" office:value="0" calcext:value-type="float">
            <text:p>0</text:p>
          </table:table-cell>
          <table:table-cell table:formula="of:=[Тесты.B28]" office:value-type="float" office:value="133" calcext:value-type="float">
            <text:p>133</text:p>
          </table:table-cell>
          <table:table-cell table:formula="of:=[Лабы.B28]" office:value-type="float" office:value="299.7" calcext:value-type="float">
            <text:p>299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Салтанов Кирилл Максимович</text:p>
          </table:table-cell>
          <table:table-cell table:style-name="ce2" table:formula="of:=SUM([.C29:.E29])" office:value-type="float" office:value="540.7" calcext:value-type="float">
            <text:p>540.7</text:p>
          </table:table-cell>
          <table:table-cell table:formula="of:=[Сообщения.B29]" office:value-type="float" office:value="0" calcext:value-type="float">
            <text:p>0</text:p>
          </table:table-cell>
          <table:table-cell table:formula="of:=[Тесты.B29]" office:value-type="float" office:value="241" calcext:value-type="float">
            <text:p>241</text:p>
          </table:table-cell>
          <table:table-cell table:formula="of:=[Лабы.B29]" office:value-type="float" office:value="299.7" calcext:value-type="float">
            <text:p>299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Самойлов Евгений Андреевич</text:p>
          </table:table-cell>
          <table:table-cell table:style-name="ce2" table:formula="of:=SUM([.C30:.E30])" office:value-type="float" office:value="323.7" calcext:value-type="float">
            <text:p>323.7</text:p>
          </table:table-cell>
          <table:table-cell table:formula="of:=[Сообщения.B30]" office:value-type="float" office:value="0" calcext:value-type="float">
            <text:p>0</text:p>
          </table:table-cell>
          <table:table-cell table:formula="of:=[Тесты.B30]" office:value-type="float" office:value="246" calcext:value-type="float">
            <text:p>246</text:p>
          </table:table-cell>
          <table:table-cell table:formula="of:=[Лабы.B30]" office:value-type="float" office:value="77.7" calcext:value-type="float">
            <text:p>77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Сергеев Станислав Викторович</text:p>
          </table:table-cell>
          <table:table-cell table:style-name="ce2" table:formula="of:=SUM([.C31:.E31])" office:value-type="float" office:value="609" calcext:value-type="float">
            <text:p>609</text:p>
          </table:table-cell>
          <table:table-cell table:formula="of:=[Сообщения.B31]" office:value-type="float" office:value="0" calcext:value-type="float">
            <text:p>0</text:p>
          </table:table-cell>
          <table:table-cell table:formula="of:=[Тесты.B31]" office:value-type="float" office:value="276" calcext:value-type="float">
            <text:p>276</text:p>
          </table:table-cell>
          <table:table-cell table:formula="of:=[Лабы.B31]" office:value-type="float" office:value="333" calcext:value-type="float">
            <text:p>3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Сергеева Валерия Викторовна</text:p>
          </table:table-cell>
          <table:table-cell table:style-name="ce2" table:formula="of:=SUM([.C32:.E32])" office:value-type="float" office:value="541.9" calcext:value-type="float">
            <text:p>541.9</text:p>
          </table:table-cell>
          <table:table-cell table:formula="of:=[Сообщения.B32]" office:value-type="float" office:value="0" calcext:value-type="float">
            <text:p>0</text:p>
          </table:table-cell>
          <table:table-cell table:formula="of:=[Тесты.B32]" office:value-type="float" office:value="220" calcext:value-type="float">
            <text:p>220</text:p>
          </table:table-cell>
          <table:table-cell table:formula="of:=[Лабы.B32]" office:value-type="float" office:value="321.9" calcext:value-type="float">
            <text:p>321.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Скокова Евгения Даниловна</text:p>
          </table:table-cell>
          <table:table-cell table:style-name="ce2" table:formula="of:=SUM([.C33:.E33])" office:value-type="float" office:value="575.6" calcext:value-type="float">
            <text:p>575.6</text:p>
          </table:table-cell>
          <table:table-cell table:formula="of:=[Сообщения.B33]" office:value-type="float" office:value="0" calcext:value-type="float">
            <text:p>0</text:p>
          </table:table-cell>
          <table:table-cell table:formula="of:=[Тесты.B33]" office:value-type="float" office:value="287" calcext:value-type="float">
            <text:p>287</text:p>
          </table:table-cell>
          <table:table-cell table:formula="of:=[Лабы.B33]" office:value-type="float" office:value="288.6" calcext:value-type="float">
            <text:p>288.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Соколов Денис Дмитриевич</text:p>
          </table:table-cell>
          <table:table-cell table:style-name="ce2" table:formula="of:=SUM([.C34:.E34])" office:value-type="float" office:value="19" calcext:value-type="float">
            <text:p>19</text:p>
          </table:table-cell>
          <table:table-cell table:formula="of:=[Сообщения.B34]" office:value-type="float" office:value="0" calcext:value-type="float">
            <text:p>0</text:p>
          </table:table-cell>
          <table:table-cell table:formula="of:=[Тесты.B34]" office:value-type="float" office:value="130" calcext:value-type="float">
            <text:p>130</text:p>
          </table:table-cell>
          <table:table-cell table:formula="of:=[Лабы.B34]" office:value-type="float" office:value="-111" calcext:value-type="float">
            <text:p>-1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Соседченко Михаил Евгеньевич</text:p>
          </table:table-cell>
          <table:table-cell table:style-name="ce2" table:formula="of:=SUM([.C35:.E35])" office:value-type="float" office:value="296.3" calcext:value-type="float">
            <text:p>296.3</text:p>
          </table:table-cell>
          <table:table-cell table:formula="of:=[Сообщения.B35]" office:value-type="float" office:value="0" calcext:value-type="float">
            <text:p>0</text:p>
          </table:table-cell>
          <table:table-cell table:formula="of:=[Тесты.B35]" office:value-type="float" office:value="263" calcext:value-type="float">
            <text:p>263</text:p>
          </table:table-cell>
          <table:table-cell table:formula="of:=[Лабы.B35]" office:value-type="float" office:value="33.3" calcext:value-type="float">
            <text:p>33.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Улищенко Диана Юрьевна</text:p>
          </table:table-cell>
          <table:table-cell table:style-name="ce2" table:formula="of:=SUM([.C36:.E36])" office:value-type="float" office:value="327.7" calcext:value-type="float">
            <text:p>327.7</text:p>
          </table:table-cell>
          <table:table-cell table:formula="of:=[Сообщения.B36]" office:value-type="float" office:value="0" calcext:value-type="float">
            <text:p>0</text:p>
          </table:table-cell>
          <table:table-cell table:formula="of:=[Тесты.B36]" office:value-type="float" office:value="250" calcext:value-type="float">
            <text:p>250</text:p>
          </table:table-cell>
          <table:table-cell table:formula="of:=[Лабы.B36]" office:value-type="float" office:value="77.7" calcext:value-type="float">
            <text:p>77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Шляхов Владислав Олегович</text:p>
          </table:table-cell>
          <table:table-cell table:style-name="ce2" table:formula="of:=SUM([.C37:.E37])" office:value-type="float" office:value="505" calcext:value-type="float">
            <text:p>505</text:p>
          </table:table-cell>
          <table:table-cell table:formula="of:=[Сообщения.B37]" office:value-type="float" office:value="0" calcext:value-type="float">
            <text:p>0</text:p>
          </table:table-cell>
          <table:table-cell table:formula="of:=[Тесты.B37]" office:value-type="float" office:value="283" calcext:value-type="float">
            <text:p>283</text:p>
          </table:table-cell>
          <table:table-cell table:formula="of:=[Лабы.B37]" office:value-type="float" office:value="222" calcext:value-type="float">
            <text:p>2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Юлаев Камиль Сагирович</text:p>
          </table:table-cell>
          <table:table-cell table:style-name="ce2" table:formula="of:=SUM([.C38:.E38])" office:value-type="float" office:value="114.9" calcext:value-type="float">
            <text:p>114.9</text:p>
          </table:table-cell>
          <table:table-cell table:formula="of:=[Сообщения.B38]" office:value-type="float" office:value="0" calcext:value-type="float">
            <text:p>0</text:p>
          </table:table-cell>
          <table:table-cell table:formula="of:=[Тесты.B38]" office:value-type="float" office:value="126" calcext:value-type="float">
            <text:p>126</text:p>
          </table:table-cell>
          <table:table-cell table:formula="of:=[Лабы.B38]" office:value-type="float" office:value="-11.1" calcext:value-type="float">
            <text:p>-11.1</text:p>
          </table:table-cell>
          <table:table-cell table:number-columns-repeated="16379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Leaderboard.B2:Leaderboard.B38">
            <calcext:condition calcext:apply-style-name="cf1" calcext:value="&gt;[$Leaderboard.$H$2]" calcext:base-cell-address="Leaderboard.B2"/>
          </calcext:conditional-format>
          <calcext:conditional-format calcext:target-range-address="Leaderboard.B2:Leaderboard.B38">
            <calcext:condition calcext:apply-style-name="Untitled1" calcext:value="&gt;[$Leaderboard.$H$3]" calcext:base-cell-address="Leaderboard.B2"/>
          </calcext:conditional-format>
          <calcext:conditional-format calcext:target-range-address="Leaderboard.B2:Leaderboard.B38">
            <calcext:condition calcext:apply-style-name="Untitled2" calcext:value="&lt;[$Leaderboard.$H$4]" calcext:base-cell-address="Leaderboard.B2"/>
          </calcext:conditional-format>
        </calcext:conditional-formats>
      </table:table>
      <table:table table:name="Сообщения" table:style-name="ta1">
        <table:table-column table:style-name="co1" table:default-cell-style-name="ce4"/>
        <table:table-column table:style-name="co7" table:default-cell-style-name="ce4"/>
        <table:table-column table:style-name="co8" table:number-columns-repeated="24" table:default-cell-style-name="ce4"/>
        <table:table-column table:style-name="co6" table:number-columns-repeated="16358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сообщен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Алексеев Захар Александрович</text:p>
          </table:table-cell>
          <table:table-cell table:formula="of:=(SUM([.C2:.Z2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Аношкин Кирилл Дмитриевич</text:p>
          </table:table-cell>
          <table:table-cell table:formula="of:=(SUM([.C3:.Z3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Ауль Лев Николаевич</text:p>
          </table:table-cell>
          <table:table-cell table:formula="of:=(SUM([.C4:.Z4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Бабешина Ульяна Павловна</text:p>
          </table:table-cell>
          <table:table-cell table:formula="of:=(SUM([.C5:.Z5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Бардола Андрей Кириллович</text:p>
          </table:table-cell>
          <table:table-cell table:formula="of:=(SUM([.C6:.Z6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еводкин Данила Дмитриевич</text:p>
          </table:table-cell>
          <table:table-cell table:formula="of:=(SUM([.C7:.Z7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язников Иван Николаевич</text:p>
          </table:table-cell>
          <table:table-cell table:formula="of:=(SUM([.C8:.Z8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Гаврилюк Илья Александрович</text:p>
          </table:table-cell>
          <table:table-cell table:formula="of:=(SUM([.C9:.Z9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Гартунг Валерия Андреевна</text:p>
          </table:table-cell>
          <table:table-cell table:formula="of:=(SUM([.C10:.Z10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Горький Илья Евгеньевич</text:p>
          </table:table-cell>
          <table:table-cell table:formula="of:=(SUM([.C11:.Z11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Заботкин Андрей Андреевич</text:p>
          </table:table-cell>
          <table:table-cell table:formula="of:=(SUM([.C12:.Z12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Задворнов Николай Сергеевич</text:p>
          </table:table-cell>
          <table:table-cell table:formula="of:=(SUM([.C13:.Z13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абанов Данил Евгеньевич</text:p>
          </table:table-cell>
          <table:table-cell table:formula="of:=(SUM([.C14:.Z14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аспирский Артемий Валерьевич</text:p>
          </table:table-cell>
          <table:table-cell table:formula="of:=(SUM([.C15:.Z15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зырев Евгений Сергеевич</text:p>
          </table:table-cell>
          <table:table-cell table:formula="of:=(SUM([.C16:.Z16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лобков Егор Сергеевич</text:p>
          </table:table-cell>
          <table:table-cell table:formula="of:=(SUM([.C17:.Z17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сачева Екатерина</text:p>
          </table:table-cell>
          <table:table-cell table:formula="of:=(SUM([.C18:.Z18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ашенинин Евгений Иванович</text:p>
          </table:table-cell>
          <table:table-cell table:formula="of:=(SUM([.C19:.Z19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урмышев Андрей Александрович</text:p>
          </table:table-cell>
          <table:table-cell table:formula="of:=(SUM([.C20:.Z20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Лыткина Кристина Александровна</text:p>
          </table:table-cell>
          <table:table-cell table:formula="of:=(SUM([.C21:.Z21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Лямбрехт Глеб Сергеевич</text:p>
          </table:table-cell>
          <table:table-cell table:formula="of:=(SUM([.C22:.Z22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араш Ника Валерьевна</text:p>
          </table:table-cell>
          <table:table-cell table:formula="of:=(SUM([.C23:.Z23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орева Елена Владимировна</text:p>
          </table:table-cell>
          <table:table-cell table:formula="of:=(SUM([.C24:.Z24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Ножкин Максим Александрович</text:p>
          </table:table-cell>
          <table:table-cell table:formula="of:=(SUM([.C25:.Z25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Пермяков Денис Сергеевич</text:p>
          </table:table-cell>
          <table:table-cell table:formula="of:=(SUM([.C26:.Z26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Петров Артём Станиславович</text:p>
          </table:table-cell>
          <table:table-cell table:formula="of:=(SUM([.C27:.Z27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авицкий Александр Васильевич</text:p>
          </table:table-cell>
          <table:table-cell table:formula="of:=(SUM([.C28:.Z28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алтанов Кирилл Максимович</text:p>
          </table:table-cell>
          <table:table-cell table:formula="of:=(SUM([.C29:.Z29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амойлов Евгений Андреевич</text:p>
          </table:table-cell>
          <table:table-cell table:formula="of:=(SUM([.C30:.Z30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ергеев Станислав Викторович</text:p>
          </table:table-cell>
          <table:table-cell table:formula="of:=(SUM([.C31:.Z31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ергеева Валерия Викторовна</text:p>
          </table:table-cell>
          <table:table-cell table:formula="of:=(SUM([.C32:.Z32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кокова Евгения Даниловна</text:p>
          </table:table-cell>
          <table:table-cell table:formula="of:=(SUM([.C33:.Z33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околов Денис Дмитриевич</text:p>
          </table:table-cell>
          <table:table-cell table:formula="of:=(SUM([.C34:.Z34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оседченко Михаил Евгеньевич</text:p>
          </table:table-cell>
          <table:table-cell table:formula="of:=(SUM([.C35:.Z35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Улищенко Диана Юрьевна</text:p>
          </table:table-cell>
          <table:table-cell table:formula="of:=(SUM([.C36:.Z36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Шляхов Владислав Олегович</text:p>
          </table:table-cell>
          <table:table-cell table:formula="of:=(SUM([.C37:.Z37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Юлаев Камиль Сагирович</text:p>
          </table:table-cell>
          <table:table-cell table:formula="of:=(SUM([.C38:.Z38])*COUNTA([.$A$2:.$A$50]))*0.8" office:value-type="float" office:value="0" calcext:value-type="float">
            <text:p>0</text:p>
          </table:table-cell>
          <table:table-cell table:number-columns-repeated="16382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Тесты" table:style-name="ta1">
        <table:table-column table:style-name="co1" table:default-cell-style-name="ce4"/>
        <table:table-column table:style-name="co7" table:default-cell-style-name="ce4"/>
        <table:table-column table:style-name="co8" table:number-columns-repeated="24" table:default-cell-style-name="ce4"/>
        <table:table-column table:style-name="co6" table:number-columns-repeated="16358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Алексеев Захар Александрович</text:p>
          </table:table-cell>
          <table:table-cell table:formula="of:=SUMPRODUCT(([.C2:.Z2]&lt;&gt;&quot;&quot;)*(COUNTA([.$A$2:.$A$50]) - [.C2:.Z2] + 1))" office:value-type="float" office:value="135" calcext:value-type="float">
            <text:p>135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Аношкин Кирилл Дмитриевич</text:p>
          </table:table-cell>
          <table:table-cell table:formula="of:=SUMPRODUCT(([.C3:.Z3]&lt;&gt;&quot;&quot;)*(COUNTA([.$A$2:.$A$50]) - [.C3:.Z3] + 1))" office:value-type="float" office:value="304" calcext:value-type="float">
            <text:p>30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Ауль Лев Николаевич</text:p>
          </table:table-cell>
          <table:table-cell table:formula="of:=SUMPRODUCT(([.C4:.Z4]&lt;&gt;&quot;&quot;)*(COUNTA([.$A$2:.$A$50]) - [.C4:.Z4] + 1))" office:value-type="float" office:value="177" calcext:value-type="float">
            <text:p>17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float" office:value="18" calcext:value-type="float">
            <text:p>18</text:p>
          </table:table-cell>
          <table:table-cell table:style-name="ce6"/>
          <table:table-cell table:style-name="ce5" office:value-type="float" office:value="26" calcext:value-type="float">
            <text:p>26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Бабешина Ульяна Павловна</text:p>
          </table:table-cell>
          <table:table-cell table:formula="of:=SUMPRODUCT(([.C5:.Z5]&lt;&gt;&quot;&quot;)*(COUNTA([.$A$2:.$A$50]) - [.C5:.Z5] + 1))" office:value-type="float" office:value="141" calcext:value-type="float">
            <text:p>141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6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6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Бардола Андрей Кириллович</text:p>
          </table:table-cell>
          <table:table-cell table:formula="of:=SUMPRODUCT(([.C6:.Z6]&lt;&gt;&quot;&quot;)*(COUNTA([.$A$2:.$A$50]) - [.C6:.Z6] + 1))" office:value-type="float" office:value="358" calcext:value-type="float">
            <text:p>35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style-name="ce6"/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Воеводкин Данила Дмитриевич</text:p>
          </table:table-cell>
          <table:table-cell table:formula="of:=SUMPRODUCT(([.C7:.Z7]&lt;&gt;&quot;&quot;)*(COUNTA([.$A$2:.$A$50]) - [.C7:.Z7] + 1))" office:value-type="float" office:value="142" calcext:value-type="float">
            <text:p>14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float" office:value="26" calcext:value-type="float">
            <text:p>26</text:p>
          </table:table-cell>
          <table:table-cell table:style-name="ce6" office:value-type="float" office:value="19" calcext:value-type="float">
            <text:p>19</text:p>
          </table:table-cell>
          <table:table-cell table:style-name="ce5"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Вязников Иван Николаевич</text:p>
          </table:table-cell>
          <table:table-cell table:formula="of:=SUMPRODUCT(([.C8:.Z8]&lt;&gt;&quot;&quot;)*(COUNTA([.$A$2:.$A$50]) - [.C8:.Z8] + 1))" office:value-type="float" office:value="73" calcext:value-type="float">
            <text:p>73</text:p>
          </table:table-cell>
          <table:table-cell table:style-name="ce5" table:number-columns-repeated="3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5"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Гаврилюк Илья Александрович</text:p>
          </table:table-cell>
          <table:table-cell table:formula="of:=SUMPRODUCT(([.C9:.Z9]&lt;&gt;&quot;&quot;)*(COUNTA([.$A$2:.$A$50]) - [.C9:.Z9] + 1))" office:value-type="float" office:value="198" calcext:value-type="float">
            <text:p>198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Гартунг Валерия Андреевна</text:p>
          </table:table-cell>
          <table:table-cell table:formula="of:=SUMPRODUCT(([.C10:.Z10]&lt;&gt;&quot;&quot;)*(COUNTA([.$A$2:.$A$50]) - [.C10:.Z10] + 1))" office:value-type="float" office:value="204" calcext:value-type="float">
            <text:p>20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Горький Илья Евгеньевич</text:p>
          </table:table-cell>
          <table:table-cell table:formula="of:=SUMPRODUCT(([.C11:.Z11]&lt;&gt;&quot;&quot;)*(COUNTA([.$A$2:.$A$50]) - [.C11:.Z11] + 1))" office:value-type="float" office:value="140" calcext:value-type="float">
            <text:p>14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Заботкин Андрей Андреевич</text:p>
          </table:table-cell>
          <table:table-cell table:formula="of:=SUMPRODUCT(([.C12:.Z12]&lt;&gt;&quot;&quot;)*(COUNTA([.$A$2:.$A$50]) - [.C12:.Z12] + 1))" office:value-type="float" office:value="183" calcext:value-type="float">
            <text:p>183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Задворнов Николай Сергеевич</text:p>
          </table:table-cell>
          <table:table-cell table:formula="of:=SUMPRODUCT(([.C13:.Z13]&lt;&gt;&quot;&quot;)*(COUNTA([.$A$2:.$A$50]) - [.C13:.Z13] + 1))" office:value-type="float" office:value="284" calcext:value-type="float">
            <text:p>28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Кабанов Данил Евгеньевич</text:p>
          </table:table-cell>
          <table:table-cell table:formula="of:=SUMPRODUCT(([.C14:.Z14]&lt;&gt;&quot;&quot;)*(COUNTA([.$A$2:.$A$50]) - [.C14:.Z14] + 1))" office:value-type="float" office:value="227" calcext:value-type="float">
            <text:p>227</text:p>
          </table:table-cell>
          <table:table-cell table:style-name="ce5" office:value-type="float" office:value="29" calcext:value-type="float">
            <text:p>29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Каспирский Артемий Валерьевич</text:p>
          </table:table-cell>
          <table:table-cell table:formula="of:=SUMPRODUCT(([.C15:.Z15]&lt;&gt;&quot;&quot;)*(COUNTA([.$A$2:.$A$50]) - [.C15:.Z15] + 1))" office:value-type="float" office:value="199" calcext:value-type="float">
            <text:p>199</text:p>
          </table:table-cell>
          <table:table-cell table:style-name="ce5" table:number-columns-repeated="2"/>
          <table:table-cell table:style-name="ce5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Козырев Евгений Сергеевич</text:p>
          </table:table-cell>
          <table:table-cell table:formula="of:=SUMPRODUCT(([.C16:.Z16]&lt;&gt;&quot;&quot;)*(COUNTA([.$A$2:.$A$50]) - [.C16:.Z16] + 1))" office:value-type="float" office:value="251" calcext:value-type="float">
            <text:p>251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Колобков Егор Сергеевич</text:p>
          </table:table-cell>
          <table:table-cell table:formula="of:=SUMPRODUCT(([.C17:.Z17]&lt;&gt;&quot;&quot;)*(COUNTA([.$A$2:.$A$50]) - [.C17:.Z17] + 1))" office:value-type="float" office:value="201" calcext:value-type="float">
            <text:p>20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Косачева Екатерина</text:p>
          </table:table-cell>
          <table:table-cell table:formula="of:=SUMPRODUCT(([.C18:.Z18]&lt;&gt;&quot;&quot;)*(COUNTA([.$A$2:.$A$50]) - [.C18:.Z18] + 1))" office:value-type="float" office:value="123" calcext:value-type="float">
            <text:p>123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float" office:value="21" calcext:value-type="float">
            <text:p>21</text:p>
          </table:table-cell>
          <table:table-cell table:style-name="ce5" table:number-columns-repeated="2"/>
          <table:table-cell table:style-name="ce6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Крашенинин Евгений Иванович</text:p>
          </table:table-cell>
          <table:table-cell table:formula="of:=SUMPRODUCT(([.C19:.Z19]&lt;&gt;&quot;&quot;)*(COUNTA([.$A$2:.$A$50]) - [.C19:.Z19] + 1))" office:value-type="float" office:value="167" calcext:value-type="float">
            <text:p>167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number-columns-repeated="2"/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Курмышев Андрей Александрович</text:p>
          </table:table-cell>
          <table:table-cell table:formula="of:=SUMPRODUCT(([.C20:.Z20]&lt;&gt;&quot;&quot;)*(COUNTA([.$A$2:.$A$50]) - [.C20:.Z20] + 1))" office:value-type="float" office:value="70" calcext:value-type="float">
            <text:p>70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6" office:value-type="float" office:value="26" calcext:value-type="float">
            <text:p>26</text:p>
          </table:table-cell>
          <table:table-cell table:style-name="ce5"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Лыткина Кристина Александровна</text:p>
          </table:table-cell>
          <table:table-cell table:formula="of:=SUMPRODUCT(([.C21:.Z21]&lt;&gt;&quot;&quot;)*(COUNTA([.$A$2:.$A$50]) - [.C21:.Z21] + 1))" office:value-type="float" office:value="89" calcext:value-type="float">
            <text:p>89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7"/>
          <table:table-cell table:style-name="ce5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Лямбрехт Глеб Сергеевич</text:p>
          </table:table-cell>
          <table:table-cell table:formula="of:=SUMPRODUCT(([.C22:.Z22]&lt;&gt;&quot;&quot;)*(COUNTA([.$A$2:.$A$50]) - [.C22:.Z22] + 1))" office:value-type="float" office:value="290" calcext:value-type="float">
            <text:p>29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Мараш Ника Валерьевна</text:p>
          </table:table-cell>
          <table:table-cell table:formula="of:=SUMPRODUCT(([.C23:.Z23]&lt;&gt;&quot;&quot;)*(COUNTA([.$A$2:.$A$50]) - [.C23:.Z23] + 1))" office:value-type="float" office:value="346" calcext:value-type="float">
            <text:p>34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Морева Елена Владимировна</text:p>
          </table:table-cell>
          <table:table-cell table:formula="of:=SUMPRODUCT(([.C24:.Z24]&lt;&gt;&quot;&quot;)*(COUNTA([.$A$2:.$A$50]) - [.C24:.Z24] + 1))" office:value-type="float" office:value="278" calcext:value-type="float">
            <text:p>27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Ножкин Максим Александрович</text:p>
          </table:table-cell>
          <table:table-cell table:formula="of:=SUMPRODUCT(([.C25:.Z25]&lt;&gt;&quot;&quot;)*(COUNTA([.$A$2:.$A$50]) - [.C25:.Z25] + 1))" office:value-type="float" office:value="222" calcext:value-type="float">
            <text:p>222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Пермяков Денис Сергеевич</text:p>
          </table:table-cell>
          <table:table-cell table:formula="of:=SUMPRODUCT(([.C26:.Z26]&lt;&gt;&quot;&quot;)*(COUNTA([.$A$2:.$A$50]) - [.C26:.Z26] + 1))" office:value-type="float" office:value="95" calcext:value-type="float">
            <text:p>95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table:number-columns-repeated="2"/>
          <table:table-cell table:style-name="ce6" office:value-type="float" office:value="3" calcext:value-type="float">
            <text:p>3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Петров Артём Станиславович</text:p>
          </table:table-cell>
          <table:table-cell table:formula="of:=SUMPRODUCT(([.C27:.Z27]&lt;&gt;&quot;&quot;)*(COUNTA([.$A$2:.$A$50]) - [.C27:.Z27] + 1))" office:value-type="float" office:value="0" calcext:value-type="float">
            <text:p>0</text:p>
          </table:table-cell>
          <table:table-cell table:style-name="ce5" table:number-columns-repeated="9"/>
          <table:table-cell table:style-name="ce6"/>
          <table:table-cell table:style-name="ce5"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Савицкий Александр Васильевич</text:p>
          </table:table-cell>
          <table:table-cell table:formula="of:=SUMPRODUCT(([.C28:.Z28]&lt;&gt;&quot;&quot;)*(COUNTA([.$A$2:.$A$50]) - [.C28:.Z28] + 1))" office:value-type="float" office:value="133" calcext:value-type="float">
            <text:p>133</text:p>
          </table:table-cell>
          <table:table-cell table:style-name="ce5" table:number-columns-repeated="3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Салтанов Кирилл Максимович</text:p>
          </table:table-cell>
          <table:table-cell table:formula="of:=SUMPRODUCT(([.C29:.Z29]&lt;&gt;&quot;&quot;)*(COUNTA([.$A$2:.$A$50]) - [.C29:.Z29] + 1))" office:value-type="float" office:value="241" calcext:value-type="float">
            <text:p>241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Самойлов Евгений Андреевич</text:p>
          </table:table-cell>
          <table:table-cell table:formula="of:=SUMPRODUCT(([.C30:.Z30]&lt;&gt;&quot;&quot;)*(COUNTA([.$A$2:.$A$50]) - [.C30:.Z30] + 1))" office:value-type="float" office:value="246" calcext:value-type="float">
            <text:p>246</text:p>
          </table:table-cell>
          <table:table-cell table:style-name="ce5"/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Сергеев Станислав Викторович</text:p>
          </table:table-cell>
          <table:table-cell table:formula="of:=SUMPRODUCT(([.C31:.Z31]&lt;&gt;&quot;&quot;)*(COUNTA([.$A$2:.$A$50]) - [.C31:.Z31] + 1))" office:value-type="float" office:value="276" calcext:value-type="float">
            <text:p>27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/>
          <table:table-cell table:style-name="ce8" table:number-columns-repeated="2"/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Сергеева Валерия Викторовна</text:p>
          </table:table-cell>
          <table:table-cell table:formula="of:=SUMPRODUCT(([.C32:.Z32]&lt;&gt;&quot;&quot;)*(COUNTA([.$A$2:.$A$50]) - [.C32:.Z32] + 1))" office:value-type="float" office:value="220" calcext:value-type="float">
            <text:p>2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8"/>
          <table:table-cell table:number-columns-repeated="16363"/>
        </table:table-row>
        <table:table-row table:style-name="ro1">
          <table:table-cell office:value-type="string" calcext:value-type="string">
            <text:p>Скокова Евгения Даниловна</text:p>
          </table:table-cell>
          <table:table-cell table:formula="of:=SUMPRODUCT(([.C33:.Z33]&lt;&gt;&quot;&quot;)*(COUNTA([.$A$2:.$A$50]) - [.C33:.Z33] + 1))" office:value-type="float" office:value="287" calcext:value-type="float">
            <text:p>28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6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Соколов Денис Дмитриевич</text:p>
          </table:table-cell>
          <table:table-cell table:formula="of:=SUMPRODUCT(([.C34:.Z34]&lt;&gt;&quot;&quot;)*(COUNTA([.$A$2:.$A$50]) - [.C34:.Z34] + 1))" office:value-type="float" office:value="130" calcext:value-type="float">
            <text:p>13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2" calcext:value-type="float">
            <text:p>32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9" office:value-type="float" office:value="28" calcext:value-type="float">
            <text:p>28</text:p>
          </table:table-cell>
          <table:table-cell table:style-name="ce9"/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Соседченко Михаил Евгеньевич</text:p>
          </table:table-cell>
          <table:table-cell table:formula="of:=SUMPRODUCT(([.C35:.Z35]&lt;&gt;&quot;&quot;)*(COUNTA([.$A$2:.$A$50]) - [.C35:.Z35] + 1))" office:value-type="float" office:value="263" calcext:value-type="float">
            <text:p>263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Улищенко Диана Юрьевна</text:p>
          </table:table-cell>
          <table:table-cell table:formula="of:=SUMPRODUCT(([.C36:.Z36]&lt;&gt;&quot;&quot;)*(COUNTA([.$A$2:.$A$50]) - [.C36:.Z36] + 1))" office:value-type="float" office:value="250" calcext:value-type="float">
            <text:p>25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Шляхов Владислав Олегович</text:p>
          </table:table-cell>
          <table:table-cell table:formula="of:=SUMPRODUCT(([.C37:.Z37]&lt;&gt;&quot;&quot;)*(COUNTA([.$A$2:.$A$50]) - [.C37:.Z37] + 1))" office:value-type="float" office:value="283" calcext:value-type="float">
            <text:p>28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7"/>
          <table:table-cell table:number-columns-repeated="16363"/>
        </table:table-row>
        <table:table-row table:style-name="ro1">
          <table:table-cell office:value-type="string" calcext:value-type="string">
            <text:p>Юлаев Камиль Сагирович</text:p>
          </table:table-cell>
          <table:table-cell table:formula="of:=SUMPRODUCT(([.C38:.Z38]&lt;&gt;&quot;&quot;)*(COUNTA([.$A$2:.$A$50]) - [.C38:.Z38] + 1))" office:value-type="float" office:value="126" calcext:value-type="float">
            <text:p>12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6" office:value-type="float" office:value="14" calcext:value-type="float">
            <text:p>14</text:p>
          </table:table-cell>
          <table:table-cell table:style-name="ce5" table:number-columns-repeated="9"/>
          <table:table-cell table:number-columns-repeated="16363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абы" table:style-name="ta1">
        <table:table-column table:style-name="co1" table:default-cell-style-name="ce4"/>
        <table:table-column table:style-name="co7" table:default-cell-style-name="ce4"/>
        <table:table-column table:style-name="co8" table:number-columns-repeated="24" table:default-cell-style-name="ce4"/>
        <table:table-column table:style-name="co6" table:number-columns-repeated="16358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Алексеев Захар Александрович</text:p>
          </table:table-cell>
          <table:table-cell table:formula="of:=SUM([.C2:.Z2])*COUNTA([.$A$2:.$A$50])*0.6" office:value-type="float" office:value="-333" calcext:value-type="float">
            <text:p>-333</text:p>
          </table:table-cell>
          <table:table-cell table:number-columns-repeated="2"/>
          <table:table-cell table:style-name="Default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Аношкин Кирилл Дмитриевич</text:p>
          </table:table-cell>
          <table:table-cell table:formula="of:=SUM([.C3:.Z3])*COUNTA([.$A$2:.$A$50])*0.6" office:value-type="float" office:value="288.6" calcext:value-type="float">
            <text:p>288.6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Ауль Лев Николаевич</text:p>
          </table:table-cell>
          <table:table-cell table:formula="of:=SUM([.C4:.Z4])*COUNTA([.$A$2:.$A$50])*0.6" office:value-type="float" office:value="321.9" calcext:value-type="float">
            <text:p>321.9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Бабешина Ульяна Павловна</text:p>
          </table:table-cell>
          <table:table-cell table:formula="of:=SUM([.C5:.Z5])*COUNTA([.$A$2:.$A$50])*0.6" office:value-type="float" office:value="321.9" calcext:value-type="float">
            <text:p>321.9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Бардола Андрей Кириллович</text:p>
          </table:table-cell>
          <table:table-cell table:formula="of:=SUM([.C6:.Z6])*COUNTA([.$A$2:.$A$50])*0.6" office:value-type="float" office:value="288.6" calcext:value-type="float">
            <text:p>288.6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Воеводкин Данила Дмитриевич</text:p>
          </table:table-cell>
          <table:table-cell table:formula="of:=SUM([.C7:.Z7])*COUNTA([.$A$2:.$A$50])*0.6" office:value-type="float" office:value="-333" calcext:value-type="float">
            <text:p>-333</text:p>
          </table:table-cell>
          <table:table-cell table:number-columns-repeated="2"/>
          <table:table-cell table:style-name="Default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Вязников Иван Николаевич</text:p>
          </table:table-cell>
          <table:table-cell table:formula="of:=SUM([.C8:.Z8])*COUNTA([.$A$2:.$A$50])*0.6" office:value-type="float" office:value="-144.3" calcext:value-type="float">
            <text:p>-144.3</text:p>
          </table:table-cell>
          <table:table-cell table:number-columns-repeated="2"/>
          <table:table-cell table:style-name="Default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Гаврилюк Илья Александрович</text:p>
          </table:table-cell>
          <table:table-cell table:formula="of:=SUM([.C9:.Z9])*COUNTA([.$A$2:.$A$50])*0.6" office:value-type="float" office:value="22.2" calcext:value-type="float">
            <text:p>22.2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Гартунг Валерия Андреевна</text:p>
          </table:table-cell>
          <table:table-cell table:formula="of:=SUM([.C10:.Z10])*COUNTA([.$A$2:.$A$50])*0.6" office:value-type="float" office:value="222" calcext:value-type="float">
            <text:p>222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Горький Илья Евгеньевич</text:p>
          </table:table-cell>
          <table:table-cell table:formula="of:=SUM([.C11:.Z11])*COUNTA([.$A$2:.$A$50])*0.6" office:value-type="float" office:value="-33.3" calcext:value-type="float">
            <text:p>-33.3</text:p>
          </table:table-cell>
          <table:table-cell table:number-columns-repeated="2"/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Заботкин Андрей Андреевич</text:p>
          </table:table-cell>
          <table:table-cell table:formula="of:=SUM([.C12:.Z12])*COUNTA([.$A$2:.$A$50])*0.6" office:value-type="float" office:value="306.36" calcext:value-type="float">
            <text:p>306.36</text:p>
          </table:table-cell>
          <table:table-cell table:number-columns-repeated="2"/>
          <table:table-cell table:style-name="Default"/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Задворнов Николай Сергеевич</text:p>
          </table:table-cell>
          <table:table-cell table:formula="of:=SUM([.C13:.Z13])*COUNTA([.$A$2:.$A$50])*0.6" office:value-type="float" office:value="310.8" calcext:value-type="float">
            <text:p>310.8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Кабанов Данил Евгеньевич</text:p>
          </table:table-cell>
          <table:table-cell table:formula="of:=SUM([.C14:.Z14])*COUNTA([.$A$2:.$A$50])*0.6" office:value-type="float" office:value="233.1" calcext:value-type="float">
            <text:p>233.1</text:p>
          </table:table-cell>
          <table:table-cell table:number-columns-repeated="2"/>
          <table:table-cell table:style-name="Default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Каспирский Артемий Валерьевич</text:p>
          </table:table-cell>
          <table:table-cell table:formula="of:=SUM([.C15:.Z15])*COUNTA([.$A$2:.$A$50])*0.6" office:value-type="float" office:value="299.7" calcext:value-type="float">
            <text:p>299.7</text:p>
          </table:table-cell>
          <table:table-cell table:number-columns-repeated="2"/>
          <table:table-cell table:style-name="Default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Козырев Евгений Сергеевич</text:p>
          </table:table-cell>
          <table:table-cell table:formula="of:=SUM([.C16:.Z16])*COUNTA([.$A$2:.$A$50])*0.6" office:value-type="float" office:value="321.9" calcext:value-type="float">
            <text:p>321.9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Колобков Егор Сергеевич</text:p>
          </table:table-cell>
          <table:table-cell table:formula="of:=SUM([.C17:.Z17])*COUNTA([.$A$2:.$A$50])*0.6" office:value-type="float" office:value="306.36" calcext:value-type="float">
            <text:p>306.36</text:p>
          </table:table-cell>
          <table:table-cell table:number-columns-repeated="2"/>
          <table:table-cell table:style-name="Default"/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Косачева Екатерина</text:p>
          </table:table-cell>
          <table:table-cell table:formula="of:=SUM([.C18:.Z18])*COUNTA([.$A$2:.$A$50])*0.6" office:value-type="float" office:value="266.4" calcext:value-type="float">
            <text:p>266.4</text:p>
          </table:table-cell>
          <table:table-cell table:number-columns-repeated="2"/>
          <table:table-cell table:style-name="Default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Крашенинин Евгений Иванович</text:p>
          </table:table-cell>
          <table:table-cell table:formula="of:=SUM([.C19:.Z19])*COUNTA([.$A$2:.$A$50])*0.6" office:value-type="float" office:value="255.3" calcext:value-type="float">
            <text:p>255.3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Курмышев Андрей Александрович</text:p>
          </table:table-cell>
          <table:table-cell table:formula="of:=SUM([.C20:.Z20])*COUNTA([.$A$2:.$A$50])*0.6" office:value-type="float" office:value="-144.3" calcext:value-type="float">
            <text:p>-144.3</text:p>
          </table:table-cell>
          <table:table-cell table:number-columns-repeated="2"/>
          <table:table-cell table:style-name="Default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Лыткина Кристина Александровна</text:p>
          </table:table-cell>
          <table:table-cell table:formula="of:=SUM([.C21:.Z21])*COUNTA([.$A$2:.$A$50])*0.6" office:value-type="float" office:value="44.4" calcext:value-type="float">
            <text:p>44.4</text:p>
          </table:table-cell>
          <table:table-cell table:number-columns-repeated="2"/>
          <table:table-cell table:style-name="Default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Лямбрехт Глеб Сергеевич</text:p>
          </table:table-cell>
          <table:table-cell table:formula="of:=SUM([.C22:.Z22])*COUNTA([.$A$2:.$A$50])*0.6" office:value-type="float" office:value="66.6" calcext:value-type="float">
            <text:p>66.6</text:p>
          </table:table-cell>
          <table:table-cell table:number-columns-repeated="2"/>
          <table:table-cell table:style-name="Default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Мараш Ника Валерьевна</text:p>
          </table:table-cell>
          <table:table-cell table:formula="of:=SUM([.C23:.Z23])*COUNTA([.$A$2:.$A$50])*0.6" office:value-type="float" office:value="299.7" calcext:value-type="float">
            <text:p>299.7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Морева Елена Владимировна</text:p>
          </table:table-cell>
          <table:table-cell table:formula="of:=SUM([.C24:.Z24])*COUNTA([.$A$2:.$A$50])*0.6" office:value-type="float" office:value="299.7" calcext:value-type="float">
            <text:p>299.7</text:p>
          </table:table-cell>
          <table:table-cell table:number-columns-repeated="2"/>
          <table:table-cell table:style-name="Default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Ножкин Максим Александрович</text:p>
          </table:table-cell>
          <table:table-cell table:formula="of:=SUM([.C25:.Z25])*COUNTA([.$A$2:.$A$50])*0.6" office:value-type="float" office:value="-155.4" calcext:value-type="float">
            <text:p>-155.4</text:p>
          </table:table-cell>
          <table:table-cell table:number-columns-repeated="2"/>
          <table:table-cell table:style-name="Default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Пермяков Денис Сергеевич</text:p>
          </table:table-cell>
          <table:table-cell table:formula="of:=SUM([.C26:.Z26])*COUNTA([.$A$2:.$A$50])*0.6" office:value-type="float" office:value="33.3" calcext:value-type="float">
            <text:p>33.3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Петров Артём Станиславович</text:p>
          </table:table-cell>
          <table:table-cell table:formula="of:=SUM([.C27:.Z27])*COUNTA([.$A$2:.$A$50])*0.6" office:value-type="float" office:value="-333" calcext:value-type="float">
            <text:p>-333</text:p>
          </table:table-cell>
          <table:table-cell table:number-columns-repeated="2"/>
          <table:table-cell table:style-name="Default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авицкий Александр Васильевич</text:p>
          </table:table-cell>
          <table:table-cell table:formula="of:=SUM([.C28:.Z28])*COUNTA([.$A$2:.$A$50])*0.6" office:value-type="float" office:value="299.7" calcext:value-type="float">
            <text:p>299.7</text:p>
          </table:table-cell>
          <table:table-cell table:number-columns-repeated="2"/>
          <table:table-cell table:style-name="Default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алтанов Кирилл Максимович</text:p>
          </table:table-cell>
          <table:table-cell table:formula="of:=SUM([.C29:.Z29])*COUNTA([.$A$2:.$A$50])*0.6" office:value-type="float" office:value="299.7" calcext:value-type="float">
            <text:p>299.7</text:p>
          </table:table-cell>
          <table:table-cell table:number-columns-repeated="2"/>
          <table:table-cell table:style-name="Default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амойлов Евгений Андреевич</text:p>
          </table:table-cell>
          <table:table-cell table:formula="of:=SUM([.C30:.Z30])*COUNTA([.$A$2:.$A$50])*0.6" office:value-type="float" office:value="77.7" calcext:value-type="float">
            <text:p>77.7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ергеев Станислав Викторович</text:p>
          </table:table-cell>
          <table:table-cell table:formula="of:=SUM([.C31:.Z31])*COUNTA([.$A$2:.$A$50])*0.6" office:value-type="float" office:value="333" calcext:value-type="float">
            <text:p>333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ергеева Валерия Викторовна</text:p>
          </table:table-cell>
          <table:table-cell table:formula="of:=SUM([.C32:.Z32])*COUNTA([.$A$2:.$A$50])*0.6" office:value-type="float" office:value="321.9" calcext:value-type="float">
            <text:p>321.9</text:p>
          </table:table-cell>
          <table:table-cell table:number-columns-repeated="2"/>
          <table:table-cell table:style-name="Default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кокова Евгения Даниловна</text:p>
          </table:table-cell>
          <table:table-cell table:formula="of:=SUM([.C33:.Z33])*COUNTA([.$A$2:.$A$50])*0.6" office:value-type="float" office:value="288.6" calcext:value-type="float">
            <text:p>288.6</text:p>
          </table:table-cell>
          <table:table-cell table:number-columns-repeated="2"/>
          <table:table-cell table:style-name="Default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околов Денис Дмитриевич</text:p>
          </table:table-cell>
          <table:table-cell table:formula="of:=SUM([.C34:.Z34])*COUNTA([.$A$2:.$A$50])*0.6" office:value-type="float" office:value="-111" calcext:value-type="float">
            <text:p>-111</text:p>
          </table:table-cell>
          <table:table-cell table:number-columns-repeated="2"/>
          <table:table-cell table:style-name="Default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оседченко Михаил Евгеньевич</text:p>
          </table:table-cell>
          <table:table-cell table:formula="of:=SUM([.C35:.Z35])*COUNTA([.$A$2:.$A$50])*0.6" office:value-type="float" office:value="33.3" calcext:value-type="float">
            <text:p>33.3</text:p>
          </table:table-cell>
          <table:table-cell table:number-columns-repeated="2"/>
          <table:table-cell table:style-name="Default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Улищенко Диана Юрьевна</text:p>
          </table:table-cell>
          <table:table-cell table:formula="of:=SUM([.C36:.Z36])*COUNTA([.$A$2:.$A$50])*0.6" office:value-type="float" office:value="77.7" calcext:value-type="float">
            <text:p>77.7</text:p>
          </table:table-cell>
          <table:table-cell table:number-columns-repeated="2"/>
          <table:table-cell table:style-name="Default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Шляхов Владислав Олегович</text:p>
          </table:table-cell>
          <table:table-cell table:formula="of:=SUM([.C37:.Z37])*COUNTA([.$A$2:.$A$50])*0.6" office:value-type="float" office:value="222" calcext:value-type="float">
            <text:p>222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Юлаев Камиль Сагирович</text:p>
          </table:table-cell>
          <table:table-cell table:formula="of:=SUM([.C38:.Z38])*COUNTA([.$A$2:.$A$50])*0.6" office:value-type="float" office:value="-11.1" calcext:value-type="float">
            <text:p>-11.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6372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Leaderboard.A2:Leaderboard.E1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Сообщения.A2:Сообщения.E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Тесты.A2:Тесты.C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Лабы.A2:Лабы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1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nefits" style:family="table-cell" style:parent-style-name="Default" style:data-style-name="N0">
      <style:table-cell-properties fo:background-color="#ffbf00"/>
    </style:style>
    <style:style style:name="cf1" style:family="table-cell" style:parent-style-name="Default" style:data-style-name="N0">
      <style:table-cell-properties fo:background-color="#81d41a"/>
    </style:style>
    <style:style style:name="Didn_27_t_20_pass" style:display-name="Didn't pass" style:family="table-cell" style:parent-style-name="Default" style:data-style-name="N0">
      <style:table-cell-properties fo:background-color="#ff0000"/>
    </style:style>
    <style:style style:name="Grading" style:family="table-cell" style:parent-style-name="Default" style:data-style-name="N0"/>
    <style:style style:name="Pass" style:family="table-cell" style:parent-style-name="Default" style:data-style-name="N0">
      <style:table-cell-properties fo:background-color="#81d41a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0:30:50.817228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0-22T21:18:19Z</meta:creation-date>
    <dc:date>2024-12-09T13:10:07.044711932</dc:date>
    <meta:editing-cycles>19</meta:editing-cycles>
    <meta:editing-duration>PT5H13M48S</meta:editing-duration>
    <meta:document-statistic meta:table-count="4" meta:cell-count="868" meta:object-count="0"/>
  </office:meta>
</office:document-meta>
</file>